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>
      <style:table-cell-properties fo:background-color="#ffd7d7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81aca6"/>
    </style:style>
    <style:style style:name="ce9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keygenprocgen-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_changeDuplicatesC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_changeDuplicatesC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_mxKeySwapBits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_mxKeySwapBits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_changeDuplicatesC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_mxKeyN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Reverse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N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Bit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N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N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_mxKeySwapBitsRoun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_mxKeyAlg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X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7" office:value-type="string" calcext:value-type="string">
            <text:p>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8" office:value-type="string" calcext:value-type="string">
            <text:p>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_mxKeyRotateLeftBi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Rou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_changeDuplicatesC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_mxKeySwapBit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Rou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string" calcext:value-type="string">
            <text:p>_mxKeySwapBits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mxKeySwapBitsRou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BitsRoun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_mxKeySwapBitsEE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_mxKeySwapMinors3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'keygenprocgen-1'.A1:'keygenprocgen-1'.B45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8T08:41:31.127419265</dc:date>
    <meta:editing-duration>PT5M30S</meta:editing-duration>
    <meta:editing-cycles>1</meta:editing-cycles>
    <meta:document-statistic meta:table-count="1" meta:cell-count="916" meta:object-count="0"/>
    <meta:generator>LibreOffice/6.3.4.2.0$Linux_X86_64 LibreOffice_project/30$Build-2</meta:generator>
  </office:meta>
</office:document-meta>
</file>